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fce" officeooo:paragraph-rsid="001b0b6e"/>
    </style:style>
    <style:style style:name="P2" style:family="paragraph" style:parent-style-name="Standard">
      <style:text-properties officeooo:rsid="001aba3d" officeooo:paragraph-rsid="001aba3d"/>
    </style:style>
    <style:style style:name="P3" style:family="paragraph" style:parent-style-name="Standard">
      <style:text-properties officeooo:rsid="001b0b6e" officeooo:paragraph-rsid="001b0b6e"/>
    </style:style>
    <style:style style:name="T1" style:family="text">
      <style:text-properties officeooo:rsid="001b0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3">Côté serveur :</text:p>
      <text:p text:style-name="P3"/>
      <text:p text:style-name="P3">Côté client :</text:p>
      <text:p text:style-name="P1">Les lignes entre la ligne 34 et 49, correspondent à la tentative de connexion. <text:span text:style-name="T1">La connexion se configure par la fonction socket() qui permet de faire une liaison en inscrivant le type de connexion.</text:span></text:p>
      <text:p text:style-name="P3">Ensuite, la connexion se fait par la fonction connect() prenant en entrée une ai_addr ai_addrlen</text:p>
      <text:p text:style-name="P2">Elles dépendent de la récupération des informations obtenues par getaddrinfo() <text:span text:style-name="T1">attribuées dans 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8:16:13.403162624</meta:creation-date>
    <dc:date>2017-12-05T08:46:38.748973946</dc:date>
    <meta:editing-duration>PT10M5S</meta:editing-duration>
    <meta:editing-cycles>1</meta:editing-cycles>
    <meta:document-statistic meta:table-count="0" meta:image-count="0" meta:object-count="0" meta:page-count="1" meta:paragraph-count="6" meta:word-count="69" meta:character-count="421" meta:non-whitespace-character-count="358"/>
    <meta:generator>LibreOffice/5.2.7.2$Linux_X86_64 LibreOffice_project/20m0$Build-2</meta:generator>
  </office:meta>
</office:document-meta>
</file>